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andale mono" svg:font-family="'andale mono', monospace"/>
    <style:font-face style:name="helvetica" svg:font-family="helvetica, arial, sans-serif"/>
    <style:font-face style:name="Courier New" svg:font-family="'Courier New'" style:font-family-generic="modern" style:font-pitch="fixed"/>
    <style:font-face style:name="Liberation Mono" svg:font-family="'Liberation Mono'" style:font-family-generic="modern" style:font-pitch="fixed"/>
    <style:font-face style:name="LM Mono Prop 10" svg:font-family="'LM Mono Prop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1pt" officeooo:rsid="0011196d" officeooo:paragraph-rsid="0011196d" style:font-size-asian="11pt" style:font-size-complex="11pt"/>
    </style:style>
    <style:style style:name="P2" style:family="paragraph" style:parent-style-name="Standard">
      <style:text-properties style:font-name="Arial" fo:font-size="11pt" officeooo:rsid="0011196d" officeooo:paragraph-rsid="001f3568" style:font-size-asian="11pt" style:font-size-complex="11pt"/>
    </style:style>
    <style:style style:name="P3" style:family="paragraph" style:parent-style-name="Standard" style:list-style-name="L2">
      <style:text-properties style:font-name="Arial" fo:font-size="11pt" officeooo:rsid="0011196d" officeooo:paragraph-rsid="0011196d" style:font-size-asian="11pt" style:font-size-complex="11pt"/>
    </style:style>
    <style:style style:name="P4" style:family="paragraph" style:parent-style-name="Standard" style:list-style-name="L2">
      <style:text-properties style:font-name="Arial" fo:font-size="11pt" officeooo:rsid="0011196d" officeooo:paragraph-rsid="001f3568" style:font-size-asian="11pt" style:font-size-complex="11pt"/>
    </style:style>
    <style:style style:name="P5" style:family="paragraph" style:parent-style-name="Standard" style:list-style-name="L3">
      <style:text-properties style:font-name="Arial" fo:font-size="11pt" officeooo:rsid="0011196d" officeooo:paragraph-rsid="001f3568" style:font-size-asian="11pt" style:font-size-complex="11pt"/>
    </style:style>
    <style:style style:name="P6" style:family="paragraph" style:parent-style-name="Standard" style:list-style-name="L3">
      <style:text-properties style:font-name="Arial" fo:font-size="11pt" officeooo:rsid="0011196d" officeooo:paragraph-rsid="0011196d" style:font-size-asian="11pt" style:font-size-complex="11pt"/>
    </style:style>
    <style:style style:name="P7" style:family="paragraph" style:parent-style-name="Standard">
      <style:text-properties style:font-name="Arial" fo:font-size="11pt" officeooo:rsid="0013ec0e" officeooo:paragraph-rsid="0013ec0e" style:font-size-asian="11pt" style:font-size-complex="11pt"/>
    </style:style>
    <style:style style:name="P8" style:family="paragraph" style:parent-style-name="Standard">
      <style:text-properties style:font-name="Arial" fo:font-size="11pt" officeooo:rsid="0014adf3" officeooo:paragraph-rsid="0014adf3" style:font-size-asian="11pt" style:font-size-complex="11pt"/>
    </style:style>
    <style:style style:name="P9" style:family="paragraph" style:parent-style-name="Standard">
      <style:text-properties style:font-name="Arial" fo:font-size="11pt" officeooo:rsid="0017530d" officeooo:paragraph-rsid="0017530d" style:font-size-asian="11pt" style:font-size-complex="11pt"/>
    </style:style>
    <style:style style:name="P10" style:family="paragraph" style:parent-style-name="Standard">
      <style:text-properties style:font-name="Arial" fo:font-size="11pt" officeooo:rsid="0018d1ee" officeooo:paragraph-rsid="0018d1ee" style:font-size-asian="11pt" style:font-size-complex="11pt"/>
    </style:style>
    <style:style style:name="P11" style:family="paragraph" style:parent-style-name="Standard">
      <style:text-properties style:font-name="Arial" fo:font-size="11pt" officeooo:rsid="001f3568" officeooo:paragraph-rsid="001f3568" style:font-size-asian="11pt" style:font-size-complex="11pt"/>
    </style:style>
    <style:style style:name="P12" style:family="paragraph" style:parent-style-name="Standard">
      <style:text-properties style:font-name="Arial" fo:font-size="11pt" fo:font-weight="bold" officeooo:rsid="0014adf3" officeooo:paragraph-rsid="0014adf3" style:font-size-asian="11pt" style:font-weight-asian="bold" style:font-size-complex="11pt" style:font-weight-complex="bold"/>
    </style:style>
    <style:style style:name="P13" style:family="paragraph" style:parent-style-name="Standard">
      <style:text-properties style:font-name="Arial" fo:font-size="11pt" fo:font-weight="bold" officeooo:rsid="0013ec0e" officeooo:paragraph-rsid="0013ec0e" style:font-size-asian="11pt" style:font-weight-asian="bold" style:font-size-complex="11pt" style:font-weight-complex="bold"/>
    </style:style>
    <style:style style:name="P14" style:family="paragraph" style:parent-style-name="Standard">
      <style:text-properties style:font-name="Arial" fo:font-size="11pt" fo:font-style="normal" officeooo:rsid="0011196d" officeooo:paragraph-rsid="0011196d" style:font-size-asian="11pt" style:font-style-asian="normal" style:font-size-complex="11pt" style:font-style-complex="normal"/>
    </style:style>
    <style:style style:name="P15" style:family="paragraph" style:parent-style-name="Standard" style:list-style-name="L4">
      <style:text-properties officeooo:paragraph-rsid="001f3568"/>
    </style:style>
    <style:style style:name="P16" style:family="paragraph" style:parent-style-name="Standard" style:master-page-name="">
      <style:paragraph-properties fo:margin-left="0.5in" fo:margin-right="0.5in" fo:margin-top="0in" fo:margin-bottom="0in" loext:contextual-spacing="false" fo:line-height="100%" fo:text-indent="0in" style:auto-text-indent="false" style:page-number="auto"/>
      <style:text-properties style:font-name="Arial" fo:font-size="11pt" officeooo:rsid="0017530d" officeooo:paragraph-rsid="0017530d" style:font-size-asian="11pt" style:font-size-complex="11pt"/>
    </style:style>
    <style:style style:name="P17" style:family="paragraph" style:parent-style-name="Standard">
      <style:paragraph-properties fo:margin-left="0.5in" fo:margin-right="0.5in" fo:margin-top="0in" fo:margin-bottom="0in" loext:contextual-spacing="false" fo:line-height="100%" fo:text-indent="0in" style:auto-text-indent="false"/>
      <style:text-properties style:font-name="Arial" fo:font-size="11pt" officeooo:rsid="0017530d" officeooo:paragraph-rsid="0017530d" style:font-size-asian="11pt" style:font-size-complex="11pt"/>
    </style:style>
    <style:style style:name="P18" style:family="paragraph" style:parent-style-name="Standard">
      <style:paragraph-properties fo:margin-left="0.5in" fo:margin-right="0.5in" fo:text-indent="0in" style:auto-text-indent="false"/>
      <style:text-properties style:font-name="Arial" fo:font-size="11pt" officeooo:rsid="0018d1ee" officeooo:paragraph-rsid="0018d1ee" style:font-size-asian="11pt" style:font-size-complex="11pt"/>
    </style:style>
    <style:style style:name="P19" style:family="paragraph" style:parent-style-name="Standard">
      <style:paragraph-properties fo:margin-left="0.5in" fo:margin-right="0.5in" fo:text-indent="0in" style:auto-text-indent="false"/>
      <style:text-properties style:font-name="Arial" fo:font-size="11pt" officeooo:rsid="0014adf3" officeooo:paragraph-rsid="0014adf3" style:font-size-asian="11pt" style:font-size-complex="11pt"/>
    </style:style>
    <style:style style:name="P20" style:family="paragraph" style:parent-style-name="Standard">
      <style:paragraph-properties fo:margin-left="0.5in" fo:margin-right="0.5in" fo:text-indent="0in" style:auto-text-indent="false"/>
      <style:text-properties style:font-name="LM Mono Prop 10" fo:font-size="11pt" officeooo:rsid="0014adf3" officeooo:paragraph-rsid="0014adf3" style:font-size-asian="11pt" style:font-size-complex="11pt"/>
    </style:style>
    <style:style style:name="P21" style:family="paragraph" style:parent-style-name="Standard">
      <style:paragraph-properties fo:break-before="page"/>
      <style:text-properties style:font-name="Arial" fo:font-size="11pt" officeooo:rsid="0011196d" officeooo:paragraph-rsid="001f3568" style:font-size-asian="11pt" style:font-size-complex="11pt"/>
    </style:style>
    <style:style style:name="P22" style:family="paragraph" style:parent-style-name="Text_20_body">
      <style:paragraph-properties fo:margin-left="0.5in" fo:margin-right="0.5in" fo:margin-top="0in" fo:margin-bottom="0in" loext:contextual-spacing="false" fo:line-height="100%" fo:text-indent="0in" style:auto-text-indent="false"/>
      <style:text-properties style:font-name="Arial" fo:font-size="11pt" officeooo:rsid="0017530d" officeooo:paragraph-rsid="0017530d" style:font-size-asian="11pt" style:font-size-complex="11pt"/>
    </style:style>
    <style:style style:name="T1" style:family="text">
      <style:text-properties officeooo:rsid="0013ec0e"/>
    </style:style>
    <style:style style:name="T2" style:family="text">
      <style:text-properties officeooo:rsid="00156a4d"/>
    </style:style>
    <style:style style:name="T3" style:family="text">
      <style:text-properties officeooo:rsid="00186b50"/>
    </style:style>
    <style:style style:name="T4" style:family="text">
      <style:text-properties style:font-name="Arial" fo:font-size="11pt" officeooo:rsid="0011196d" style:font-size-asian="11pt" style:font-size-complex="11pt"/>
    </style:style>
    <style:style style:name="T5" style:family="text">
      <style:text-properties style:font-name="DejaVu Serif"/>
    </style:style>
    <style:style style:name="T6" style:family="text">
      <style:text-properties style:font-name="DejaVu Serif" fo:font-size="12pt"/>
    </style:style>
    <style:style style:name="T7" style:family="text">
      <style:text-properties officeooo:rsid="001db544"/>
    </style:style>
    <style:style style:name="T8" style:family="text">
      <style:text-properties officeooo:rsid="002228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tle:<text:tab/><text:tab/><text:tab/>hardInfo.py developer documentation</text:p>
      <text:p text:style-name="P14">Project:<text:tab/><text:tab/>hardInfo</text:p>
      <text:p text:style-name="P14">Host:<text:tab/><text:tab/><text:tab/>GitHub</text:p>
      <text:p text:style-name="P14">Date Started:<text:tab/><text:tab/>March 18, 2022</text:p>
      <text:p text:style-name="P14">Author:<text:tab/><text:tab/>George Keith Watson</text:p>
      <text:p text:style-name="P1"/>
      <text:p text:style-name="P1"/>
      <text:p text:style-name="P1"><text:span text:style-name="T1">On 2022-03-18 I i</text:span>mported minimal set of GUI components from <text:span text:style-name="T1">another project of mine, </text:span>LinuxLogForensics, <text:span text:style-name="T1">which is the code base of my fileHero project at GitHub,</text:span> and started removing unneeded <text:s/>code from them <text:span text:style-name="T7">to create a new project the purpose of which is to make Linux system hardware information available in a convenient form for Python developers.</text:span></text:p>
      <text:p text:style-name="P1"/>
      <text:p text:style-name="P1"/>
      <text:p text:style-name="P12">Design Goals</text:p>
      <text:p text:style-name="P8"/>
      <text:p text:style-name="P8"><text:tab/>The primary purpose of this software is to collect all of the hardware, firmware, and bios information possible using Linux commands, <text:span text:style-name="T7">via subprocess.Popen(),</text:span> and make it available in a structured set of Python classes. <text:s/>To see what is <text:span text:style-name="T7">already </text:span>available in the Python library for this purpose, see the output of the os.uname() function. <text:s/>Here’s an example:</text:p>
      <text:p text:style-name="P8"/>
      <text:p text:style-name="P20">posix.uname_result(sysname='Linux', nodename='keithcollins-HP-ProBook-6450b', release='4.15.0-156-generic', version='#163-Ubuntu SMP Thu Aug 19 23:31:58 UTC 2021', machine='x86_64')</text:p>
      <text:p text:style-name="P8"/>
      <text:p text:style-name="P8">The type of this output is &lt;class 'posix.uname_result'&gt;, which is a named tuple.</text:p>
      <text:p text:style-name="P8"/>
      <text:p text:style-name="P8">Here’s what is produced on the same system with the Linux command: uname -a:</text:p>
      <text:p text:style-name="P8"/>
      <text:p text:style-name="P20">Linux keithcollins-HP-ProBook-6450b 4.15.0-156-generic #163-Ubuntu SMP Thu Aug 19 23:31:58 UTC 2021 x86_64 x86_64 x86_64 GNU/Linux</text:p>
      <text:p text:style-name="P8"/>
      <text:p text:style-name="P8"><text:span text:style-name="T2">The named tuple type is immutable, so the built in Python function does have this advantage.</text:span> <text:s/><text:span text:style-name="T2">However, t</text:span>he Python programmer should have a class representing this output as a set of properties <text:span text:style-name="T2">so that methods can be added for any purpose, including security protocols like integrity checking against other system information. <text:s/>The named tuple can always be presrved in the vPython uname class as a property, and since it is presumably produced by a different source, a Python library function rather than the Linux command line via Python’s subprocess.Popen class, it can itself be used for checking program correctness and system integrity.</text:span></text:p>
      <text:p text:style-name="P8"/>
      <text:p text:style-name="P9">os.uname() is an isolated example. <text:s/>The Python library does not have an equivalent of the Linux lshw command, for instance, which produces fairly comprehensive specification of installed hardware which the operating system builds at boot time. <text:s/>When run using sudo, mine produces about 1200 lines of output. <text:s/><text:span text:style-name="T3">I did an online search for “python lshw equivalent and found various third party libraries available for free, like those mentioned here: </text:span></text:p>
      <text:p text:style-name="P9"><text:a xlink:type="simple" xlink:href="https://www.thepythoncode.com/article/get-hardware-system-information-python" text:style-name="Internet_20_link" text:visited-style-name="Visited_20_Internet_20_Link">https://www.thepythoncode.com/article/get-hardware-system-information-python</text:a></text:p>
      <text:p text:style-name="P9">“<text:span text:style-name="T3">How to Get Hardware and System Information in Python”</text:span></text:p>
      <text:p text:style-name="P16"/>
      <text:p text:style-name="P22"><text:span text:style-name="T6">As a Python developer, it is handy to use third-party libraries that do the job you actually want, instead of reinventing the wheel each time. In this tutorial, you will be familiar with </text:span><text:a xlink:type="simple" xlink:href="https://github.com/giampaolo/psutil" office:target-frame-name="_blank" xlink:show="new" text:style-name="Internet_20_link" text:visited-style-name="Visited_20_Internet_20_Link"><text:span text:style-name="T6">psutil</text:span></text:a><text:span text:style-name="T6"> which is a cross-platform library for process and system monitoring in Python, as well </text:span><text:soft-page-break/><text:span text:style-name="T6">as the built-in </text:span><text:a xlink:type="simple" xlink:href="https://docs.python.org/3/library/platform.html" office:target-frame-name="_blank" xlink:show="new" text:style-name="Internet_20_link" text:visited-style-name="Visited_20_Internet_20_Link"><text:span text:style-name="T6">platform</text:span></text:a><text:span text:style-name="T5"> </text:span><text:span text:style-name="T6">module to extract your system and hardware information in Python.</text:span></text:p>
      <text:p text:style-name="P17"/>
      <text:p text:style-name="P10">The Python platform module is tedious because you have to request one property at a time, so I wrote a method which puts them all into a map. <text:s/>I also wrote a general PropertySheet GUI component using tkinter.LabelFrame which displays the result. <text:s/></text:p>
      <text:p text:style-name="P10"/>
      <text:p text:style-name="P10">The psutil project would be another alternative. <text:s/>It uses the same Linux command leveraging approach as this project does, but covers different commands and different subject matter. <text:s/>Here is the first paragraph of its PyPI Project description:</text:p>
      <text:p text:style-name="P10"/>
      <text:p text:style-name="P18"><text:span text:style-name="T5">psutil (process and system utilities) is a cross-platform library for retrieving information on </text:span><text:span text:style-name="Strong_20_Emphasis"><text:span text:style-name="T5">running processes</text:span></text:span><text:span text:style-name="T5"> and </text:span><text:span text:style-name="Strong_20_Emphasis"><text:span text:style-name="T5">system utilization</text:span></text:span><text:span text:style-name="T5"> (CPU, memory, disks, network, sensors) in Python. It is useful mainly for </text:span><text:span text:style-name="Strong_20_Emphasis"><text:span text:style-name="T5">system monitoring</text:span></text:span><text:span text:style-name="T5">, </text:span><text:span text:style-name="Strong_20_Emphasis"><text:span text:style-name="T5">profiling and limiting process resources</text:span></text:span><text:span text:style-name="T5"> and </text:span><text:span text:style-name="Strong_20_Emphasis"><text:span text:style-name="T5">management of running processes</text:span></text:span><text:span text:style-name="T5">. It implements many functionalities offered by classic UNIX command line tools such as </text:span><text:span text:style-name="Emphasis"><text:span text:style-name="T5">ps, top, iotop, lsof, netstat, ifconfig, free</text:span></text:span><text:span text:style-name="T5"> and others. </text:span></text:p>
      <text:p text:style-name="P19"/>
      <text:p text:style-name="P8"/>
      <text:p text:style-name="P8"/>
      <text:p text:style-name="P13">API Design Goals</text:p>
      <text:p text:style-name="P7"/>
      <text:p text:style-name="P1"><text:tab/>The API should have a consistency such that all objects, which initially are just JSON structures but <text:span text:style-name="T7">which are</text:span> <text:span text:style-name="T1">now are imported into</text:span> classes, can be assembled into a single unified hardware and platform information <text:s/>structure. <text:s/>All information obtained will be store-able in timeStamped records in a table or tables so that history can be reported if changes are made. <text:s/>This also helps detect malware manipulating the operating systems files or data bases storing the hardware information. The OS collects <text:span text:style-name="T1">the available </text:span>hardware and other platform information on boot.</text:p>
      <text:p text:style-name="P1"/>
      <text:p text:style-name="P11">Goals:</text:p>
      <text:p text:style-name="P1"><text:s text:c="11"/>There needs to be a CLI along with the API.</text:p>
      <text:p text:style-name="P1"><text:s text:c="11"/>A GUI using a property sheet component and a treeview component will also be required.</text:p>
      <text:p text:style-name="P1"><text:s text:c="11"/>The Console can be included along with tool configuration, saving, and piping.</text:p>
      <text:p text:style-name="P1"><text:s text:c="11"/>Piping between tools can then be done using Python classes and data dictionary maps and JSON dict structures.</text:p>
      <text:p text:style-name="P1"/>
      <text:list xml:id="list3107433134" text:style-name="L2">
        <text:list-item>
          <text:p text:style-name="P3">Shell out to terminal for sudo.</text:p>
        </text:list-item>
        <text:list-item>
          <text:p text:style-name="P3">Write classes for components in lshw json / dict.</text:p>
        </text:list-item>
        <text:list-item>
          <text:p text:style-name="P3">Complete API on tools implemented so far.</text:p>
        </text:list-item>
        <text:list-item>
          <text:p text:style-name="P3">Run history can be used for tool memory.</text:p>
        </text:list-item>
        <text:list-item>
          <text:p text:style-name="P3">Save output to SQLite DB table.</text:p>
        </text:list-item>
        <text:list-item>
          <text:p text:style-name="P3">CLI for tools and admin implemented so far.</text:p>
        </text:list-item>
        <text:list-item>
          <text:p text:style-name="P3">GUI for tools and admin implemented so far.</text:p>
        </text:list-item>
        <text:list-item>
          <text:p text:style-name="P3">Build and test:</text:p>
          <text:list>
            <text:list-item>
              <text:p text:style-name="P3">Makable source archive</text:p>
            </text:list-item>
            <text:list-item>
              <text:p text:style-name="P3">Wheel</text:p>
            </text:list-item>
            <text:list-item>
              <text:p text:style-name="P3">Debian executable</text:p>
            </text:list-item>
          </text:list>
        </text:list-item>
        <text:list-item>
          <text:p text:style-name="P4">API documentation for initial lshw implementation.</text:p>
        </text:list-item>
        <text:list-item>
          <text:p text:style-name="P4">Explain import integrity checking <text:span text:style-name="T8">in programmer documentation.</text:span></text:p>
        </text:list-item>
        <text:list-item>
          <text:p text:style-name="P4">Plan CLI format, improvements over Linux versions where --json is available.</text:p>
        </text:list-item>
        <text:list-item>
          <text:p text:style-name="P4">Plan API capabilities, including those of hierarchical and relational databases.</text:p>
        </text:list-item>
        <text:list-item>
          <text:p text:style-name="P4">Possible application of text indexing.</text:p>
        </text:list-item>
        <text:list-item>
          <text:p text:style-name="P4"><text:soft-page-break/>Plan GUI capabilities.</text:p>
        </text:list-item>
        <text:list-item>
          <text:p text:style-name="P4">Use of "less" for consistent formatting when piping input in, e.g. (see man pages):<text:line-break/><text:tab/>$: lscpu | less</text:p>
        </text:list-item>
        <text:list-item>
          <text:p text:style-name="P4">DB potential table potential for commands that have arguments that support the "list" argument, like lscpu.<text:line-break/></text:p>
        </text:list-item>
        <text:list-item>
          <text:p text:style-name="P4">Need "comprehensive" getter methods</text:p>
          <text:list>
            <text:list-item>
              <text:p text:style-name="P4">list all instances of a particular class of hardware, include all locations in the hierarchy of hardware where they occur.</text:p>
            </text:list-item>
            <text:list-item>
              <text:p text:style-name="P4">find all instances of a particular class of hardware with a particular attribute name.</text:p>
            </text:list-item>
            <text:list-item>
              <text:p text:style-name="P4">find all instances of a particular class of hardware with a particular attribute name which attribute has a particular value.</text:p>
            </text:list-item>
            <text:list-item>
              <text:p text:style-name="P4">grep type searching of attributes:</text:p>
              <text:list>
                <text:list-item>
                  <text:p text:style-name="P4">by attribute name or value</text:p>
                </text:list-item>
                <text:list-item>
                  <text:p text:style-name="P4">by hardware instance type and attribute name or value,</text:p>
                </text:list-item>
              </text:list>
            </text:list-item>
            <text:list-item>
              <text:p text:style-name="P4">...</text:p>
            </text:list-item>
          </text:list>
        </text:list-item>
      </text:list>
      <text:p text:style-name="P2"/>
      <text:p text:style-name="P2"/>
      <text:p text:style-name="P2">Separate, or sub project idea:</text:p>
      <text:p text:style-name="P2"/>
      <text:p text:style-name="P2">This <text:span text:style-name="T8">produces</text:span> a hierarchical database, so any search or filter method applicable to a hierarchical <text:span text:style-name="T8">d</text:span>atabase should be considered.</text:p>
      <text:p text:style-name="P2"/>
      <text:list xml:id="list1773823923" text:style-name="L4">
        <text:list-item>
          <text:p text:style-name="P15"><text:span text:style-name="T4">Attribute name indexes: Scan hierarchy for all occurrences of a particular attribute name, as if it were a column.</text:span></text:p>
        </text:list-item>
        <text:list-item>
          <text:p text:style-name="P15"><text:span text:style-name="T4">Use hash table to record the attribute value as the key and the path to the location as the value, with a bucket for multiple instances of the same value.</text:span></text:p>
        </text:list-item>
        <text:list-item>
          <text:p text:style-name="P15"><text:span text:style-name="T4">Search for exact match is then just a hash table access.</text:span></text:p>
        </text:list-item>
        <text:list-item>
          <text:p text:style-name="P15"><text:span text:style-name="T4">Grep and fuzzy matching require a scan of the entire key set, so this is slower, O(n).</text:span></text:p>
        </text:list-item>
      </text:list>
      <text:p text:style-name="P2"/>
      <text:p text:style-name="P2"/>
      <text:p text:style-name="P2"/>
      <text:p text:style-name="P2"><text:tab/></text:p>
      <text:p text:style-name="P21">List of Linux commands [possibly] to be included:</text:p>
      <text:list xml:id="list1115842587" text:style-name="L3">
        <text:list-item>
          <text:p text:style-name="P5">uname</text:p>
        </text:list-item>
        <text:list-item>
          <text:p text:style-name="P6">lshw</text:p>
        </text:list-item>
        <text:list-item>
          <text:p text:style-name="P6">lscpu</text:p>
        </text:list-item>
        <text:list-item>
          <text:p text:style-name="P6">lsblk</text:p>
        </text:list-item>
        <text:list-item>
          <text:p text:style-name="P6">lsusb</text:p>
        </text:list-item>
        <text:list-item>
          <text:p text:style-name="P6">lspci</text:p>
        </text:list-item>
        <text:list-item>
          <text:p text:style-name="P6">lsscsi</text:p>
        </text:list-item>
        <text:list-item>
          <text:p text:style-name="P6">hdparm</text:p>
        </text:list-item>
        <text:list-item>
          <text:p text:style-name="P6">fdisk</text:p>
        </text:list-item>
        <text:list-item>
          <text:p text:style-name="P6">dmidecode</text:p>
        </text:list-item>
        <text:list-item>
          <text:p text:style-name="P6">free</text:p>
        </text:list-item>
        <text:list-item>
          <text:p text:style-name="P6">df, pydf</text:p>
        </text:list-item>
        <text:list-item>
          <text:p text:style-name="P6">dmesg</text:p>
        </text:list-item>
        <text:list-item>
          <text:p text:style-name="P6">biosdecode</text:p>
        </text:list-item>
        <text:list-item>
          <text:p text:style-name="P6">dig, host, ip, nmap, ping</text:p>
          <text:p text:style-name="P6"/>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andale mono" svg:font-family="'andale mono', monospace"/>
    <style:font-face style:name="helvetica" svg:font-family="helvetica, arial, sans-serif"/>
    <style:font-face style:name="Courier New" svg:font-family="'Courier New'" style:font-family-generic="modern" style:font-pitch="fixed"/>
    <style:font-face style:name="Liberation Mono" svg:font-family="'Liberation Mono'" style:font-family-generic="modern" style:font-pitch="fixed"/>
    <style:font-face style:name="LM Mono Prop 10" svg:font-family="'LM Mono Prop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Keith Watson Keith Watson</meta:initial-creator>
    <meta:creation-date>2022-03-20T09:11:43.663081221</meta:creation-date>
    <dc:date>2022-03-20T10:44:56.435460716</dc:date>
    <dc:creator>George Keith Watson Keith Watson</dc:creator>
    <meta:editing-duration>PT31M27S</meta:editing-duration>
    <meta:editing-cycles>10</meta:editing-cycles>
    <meta:generator>LibreOffice/6.0.7.3$Linux_X86_64 LibreOffice_project/00m0$Build-3</meta:generator>
    <meta:document-statistic meta:table-count="0" meta:image-count="0" meta:object-count="0" meta:page-count="4" meta:paragraph-count="78" meta:word-count="1113" meta:character-count="6933" meta:non-whitespace-character-count="5870"/>
  </office:meta>
</office:document-meta>
</file>